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75000001E4BBADC2C95E9ED39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1" svg:font-family="Arial"/>
    <style:font-face style:name="Source Code Pro1" svg:font-family="'Source Code Pro'"/>
    <style:font-face style:name="Arial" svg:font-family="Arial" style:font-pitch="variable"/>
    <style:font-face style:name="Caladea1" svg:font-family="Caladea" style:font-pitch="variable"/>
    <style:font-face style:name="Source Code Pro" svg:font-family="'Source Code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1" fo:font-size="21pt" fo:letter-spacing="normal" fo:font-style="normal" style:text-underline-style="none" fo:font-weight="bold" style:font-name-asian="Source Code Pro1" style:font-size-asian="21pt" style:font-style-asian="normal" style:font-weight-asian="bold" style:font-name-complex="Source Code Pro1" style:font-size-complex="21pt" style:font-style-complex="normal" style:font-weight-complex="bold"/>
    </style:style>
    <style:style style:name="T3" style:family="text">
      <style:text-properties fo:font-variant="normal" fo:text-transform="none" fo:color="#db443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6" style:family="text">
      <style:text-properties fo:font-variant="normal" fo:text-transform="none" fo:color="#db4437" style:text-line-through-style="none" style:text-line-through-type="none" style:text-position="0% 100%" style:font-name="Source Code Pro1" fo:font-size="18pt" fo:letter-spacing="normal" fo:font-style="normal" style:text-underline-style="solid" style:text-underline-width="auto" style:text-underline-color="font-color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StarSymbol" fo:color="#db443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636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636cm" text:min-label-width="0.634cm"/>
        <style:text-properties fo:color="#2121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6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Transiciones y animaciones</text:span></text:p>
          </draw:text-box>
        </draw:frame>
        <draw:frame draw:name="Shape 57" presentation:style-name="pr2" draw:text-style-name="P3" draw:layer="layout" svg:width="23.667cm" svg:height="1.961cm" svg:x="0.866cm" svg:y="10.807cm" presentation:class="subtitle" presentation:user-transformed="true">
          <draw:text-box>
            <text:p text:style-name="P1"><text:span text:style-name="T2">Gloriana Garro</text:span></text:p>
            <text:p text:style-name="P1"><text:span text:style-name="T2">Luis Leandro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62" presentation:style-name="pr1" draw:text-style-name="P2" draw:layer="layout" svg:width="23.667cm" svg:height="7.472cm" svg:x="0.866cm" svg:y="1.089cm" presentation:class="title" presentation:user-transformed="true">
          <draw:text-box>
            <text:p/>
          </draw:text-box>
        </draw:frame>
        <draw:frame draw:name="Shape 63" presentation:style-name="pr2" draw:text-style-name="P3" draw:layer="layout" svg:width="23.667cm" svg:height="1.961cm" svg:x="0.866cm" svg:y="10.807cm" presentation:class="subtitle" presentation:placeholder="true" presentation:user-transformed="true">
          <draw:text-box/>
        </draw:frame>
        <draw:frame draw:name="Shape 64" draw:style-name="gr2" draw:text-style-name="P5" draw:layer="layout" svg:width="23.415cm" svg:height="12.805cm" svg:x="0.992cm" svg:y="0.741cm">
          <draw:image xlink:href="Pictures/1000000000000375000001E4BBADC2C95E9ED39D.png" xlink:type="simple" xlink:show="embed" xlink:actuate="onLoad">
            <text:p/>
          </draw:image>
        </draw:frame>
        <presentation:notes draw:style-name="dp2">
          <draw:page-thumbnail draw:name="Shape 59" draw:style-name="gr1" draw:layer="layout" svg:width="16.932cm" svg:height="9.524cm" svg:x="1.059cm" svg:y="1.905cm" draw:page-number="2" presentation:class="page"/>
          <draw:frame draw:name="Shape 6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hape 69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Ejemplos </text:span></text:p>
          </draw:text-box>
        </draw:frame>
        <draw:frame draw:name="Shape 70" presentation:style-name="pr2" draw:text-style-name="P3" draw:layer="layout" svg:width="23.667cm" svg:height="1.961cm" svg:x="0.866cm" svg:y="10.807cm" presentation:class="subtitle" presentation:placeholder="true" presentation:user-transformed="true">
          <draw:text-box/>
        </draw:frame>
        <presentation:notes draw:style-name="dp2">
          <draw:page-thumbnail draw:name="Shape 66" draw:style-name="gr1" draw:layer="layout" svg:width="16.932cm" svg:height="9.524cm" svg:x="1.059cm" svg:y="1.905cm" draw:page-number="3" presentation:class="page"/>
          <draw:frame draw:name="Shape 6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hape 75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Otros ejemplos</text:span></text:p>
          </draw:text-box>
        </draw:frame>
        <draw:frame draw:name="Shape 76" presentation:style-name="pr2" draw:text-style-name="P3" draw:layer="layout" svg:width="23.667cm" svg:height="1.961cm" svg:x="0.866cm" svg:y="10.807cm" presentation:class="subtitle" presentation:placeholder="true" presentation:user-transformed="true">
          <draw:text-box/>
        </draw:frame>
        <draw:custom-shape draw:name="Shape 77" draw:style-name="gr3" draw:text-style-name="P7" draw:layer="layout" svg:width="20.022cm" svg:height="2.335cm" svg:x="2.503cm" svg:y="7.161cm">
          <text:list text:style-name="L3">
            <text:list-item>
              <text:p text:style-name="P6"><text:span text:style-name="T3"><text:a xlink:href="http://www.csslab.cl/ejemplos/css3-avanzado/ejemplo3.html" xlink:type="simple">http://www.csslab.cl/ejemplos/css3-avanzado/ejemplo3.html</text:a></text:span></text:p>
            </text:list-item>
            <text:list-item>
              <text:p text:style-name="P6"><text:span text:style-name="T3"><text:a xlink:href="http://www.csslab.cl/ejemplos/css3-avanzado/ejemplo4-1.html" xlink:type="simple">http://www.csslab.cl/ejemplos/css3-avanzado/ejemplo4-1.html</text:a></text:span></text:p>
            </text:list-item>
          </text:list>
          <text:list text:style-name="L4">
            <text:list-item>
              <text:p text:style-name="P6"><text:span text:style-name="T4">http://waitanimate.eggbox.io/#/</text:span></text:p>
            </text:list-item>
          </text:list>
          <text:p text:style-name="P6"><text:span text:style-name="T4"/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2" draw:style-name="gr1" draw:layer="layout" svg:width="16.932cm" svg:height="9.524cm" svg:x="1.059cm" svg:y="1.905cm" draw:page-number="4" presentation:class="page"/>
          <draw:frame draw:name="Shape 7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82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Ejercicio</text:span></text:p>
          </draw:text-box>
        </draw:frame>
        <draw:frame draw:name="Shape 83" presentation:style-name="pr2" draw:text-style-name="P3" draw:layer="layout" svg:width="23.667cm" svg:height="1.961cm" svg:x="0.866cm" svg:y="10.807cm" presentation:class="subtitle" presentation:user-transformed="true">
          <draw:text-box>
            <text:list text:style-name="L6">
              <text:list-item>
                <text:p text:style-name="P1"><text:span text:style-name="T2">Animación para representar la carga de otra página</text:span></text:p>
              </text:list-item>
            </text:list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ias" draw:style-name="dp1" draw:master-page-name="Title_20_and_20_body" presentation:presentation-page-layout-name="AL2T1">
        <draw:frame draw:name="Shape 88" presentation:style-name="pr4" draw:text-style-name="P8" draw:layer="layout" svg:width="23.667cm" svg:height="2.224cm" svg:x="0.866cm" svg:y="0.813cm" presentation:class="title" presentation:user-transformed="true">
          <draw:text-box>
            <text:p text:style-name="P6"><text:span text:style-name="T5">Referencias</text:span></text:p>
          </draw:text-box>
        </draw:frame>
        <draw:frame draw:name="Shape 89" presentation:style-name="pr5" draw:text-style-name="P10" draw:layer="layout" svg:width="23.667cm" svg:height="9.277cm" svg:x="0.866cm" svg:y="3.413cm" presentation:class="outline" presentation:user-transformed="true">
          <draw:text-box>
            <text:p text:style-name="P9"><text:span text:style-name="T6"><text:a xlink:href="https://developer.mozilla.org/en-US/docs/Web/CSS/CSS_Animations/Using_CSS_animations" xlink:type="simple">https://developer.mozilla.org/en-US/docs/Web/CSS/CSS_Animations/Using_CSS_animations</text:a></text:span></text:p>
            <text:p text:style-name="P9"><text:span text:style-name="T6"><text:a xlink:href="https://developer.mozilla.org/en-US/docs/Web/CSS/CSS_Transitions/Using_CSS_transitions" xlink:type="simple">https://developer.mozilla.org/en-US/docs/Web/CSS/CSS_Transitions/Using_CSS_transitions</text:a></text:span></text:p>
            <text:p text:style-name="P9"><text:span text:style-name="T7"/></text:p>
          </draw:text-box>
        </draw:frame>
        <presentation:notes draw:style-name="dp2">
          <draw:page-thumbnail draw:name="Shape 85" draw:style-name="gr1" draw:layer="layout" svg:width="16.932cm" svg:height="9.524cm" svg:x="1.059cm" svg:y="1.905cm" draw:page-number="6" presentation:class="page"/>
          <draw:frame draw:name="Shape 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1" svg:font-family="Arial"/>
    <style:font-face style:name="Source Code Pro1" svg:font-family="'Source Code Pro'"/>
    <style:font-face style:name="Arial" svg:font-family="Arial" style:font-pitch="variable"/>
    <style:font-face style:name="Caladea1" svg:font-family="Caladea" style:font-pitch="variable"/>
    <style:font-face style:name="Source Code Pro" svg:font-family="'Source Code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fdc8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9.52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1" draw:text-style-name="MP6" draw:layer="backgroundobjects" svg:width="23.667cm" svg:height="7.472cm" svg:x="0.866cm" svg:y="1.089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18" presentation:style-name="Mpr5" draw:text-style-name="MP9" draw:layer="backgroundobjects" svg:width="23.667cm" svg:height="2.224cm" svg:x="0.866cm" svg:y="0.813cm" presentation:class="title" presentation:user-transformed="true">
        <draw:text-box>
          <text:p/>
        </draw:text-box>
      </draw:frame>
      <draw:frame draw:name="Shape 19" presentation:style-name="Title_20_and_20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Shape 20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5.1.0.3$Linux_X86_64 LibreOffice_project/</meta:generator>
  </office:meta>
</office:document-meta>
</file>